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6.7pt"/>
    </style:style>
    <style:style style:name="co2" style:family="table-column">
      <style:table-column-properties fo:break-before="auto" style:column-width="12.5pt"/>
    </style:style>
    <style:style style:name="co3" style:family="table-column">
      <style:table-column-properties fo:break-before="auto" style:column-width="49.1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0.85pt"/>
    </style:style>
    <style:style style:name="co6" style:family="table-column">
      <style:table-column-properties fo:break-before="auto" style:column-width="69.99pt"/>
    </style:style>
    <style:style style:name="co7" style:family="table-column">
      <style:table-column-properties fo:break-before="auto" style:column-width="60.01pt"/>
    </style:style>
    <style:style style:name="ro1" style:family="table-row">
      <style:table-row-properties style:row-height="23.5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pt"/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  <style:text-properties fo:font-size="13pt" fo:font-style="italic" style:font-size-asian="13pt" style:font-style-asian="italic" style:font-size-complex="13pt" style:font-style-complex="italic"/>
    </style:style>
    <style:style style:name="ce4" style:family="table-cell" style:parent-style-name="Default" style:data-style-name="N104">
      <style:table-cell-properties fo:background-color="#ffffff"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ff" style:text-align-source="fix" style:repeat-content="false" fo:border="0.06pt solid #cccccc" style:vertical-align="middle"/>
      <style:paragraph-properties fo:text-align="center" fo:margin-left="0pt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pt"/>
      <style:text-properties fo:font-size="13pt" style:font-size-asian="13pt" style:font-size-complex="13pt"/>
    </style:style>
    <style:style style:name="gr1" style:family="graphic">
      <style:graphic-properties svg:stroke-width="2.89pt" draw:marker-start="Arrowheads_20_2" draw:marker-start-width="9.98pt" draw:marker-end="Arrowheads_20_1" draw:marker-end-width="9.98pt" draw:textarea-horizontal-align="center" draw:textarea-vertical-align="middle" fo:padding-top="1.42pt" fo:padding-bottom="1.42pt" fo:padding-left="1.42pt" fo:padding-right="1.42pt"/>
    </style:style>
    <style:style style:name="gr2" style:family="graphic">
      <style:graphic-properties draw:stroke="solid" draw:stroke-dash="Ultrafine_20_Dashed" svg:stroke-width="2.89pt" svg:stroke-color="#b2b2b2" draw:marker-start="Arrowheads_20_2" draw:marker-start-width="9.98pt" draw:marker-end="Arrowheads_20_1" draw:marker-end-width="9.98pt" draw:textarea-horizontal-align="center" draw:textarea-vertical-align="middle" fo:padding-top="1.42pt" fo:padding-bottom="1.42pt" fo:padding-left="1.42pt" fo:padding-right="1.42pt"/>
    </style:style>
    <style:style style:name="gr3" style:family="graphic">
      <style:graphic-properties draw:stroke="dash" draw:stroke-dash="Fine_20_Dashed" svg:stroke-width="2.89pt" svg:stroke-color="#cc3300" draw:marker-start="" draw:marker-start-width="9.98pt" draw:marker-end="Arrowheads_20_1" draw:marker-end-width="9.98pt" draw:fill-color="#cc3300" draw:textarea-horizontal-align="center" draw:textarea-vertical-align="middle" fo:padding-top="1.42pt" fo:padding-bottom="1.42pt" fo:padding-left="1.42pt" fo:padding-right="1.42pt"/>
    </style:style>
    <style:style style:name="P1" style:family="paragraph">
      <style:paragraph-properties fo:text-align="center"/>
    </style:style>
    <style:style style:name="P2" style:family="paragraph">
      <loext:graphic-properties draw:fill-color="#cc3300"/>
      <style:paragraph-properties fo:text-align="center"/>
    </style:style>
    <style:style style:name="T1" style:family="text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shapes>
          <draw:line draw:z-index="0" draw:style-name="gr1" draw:text-style-name="P1" svg:x1="220.65pt" svg:y1="81.98pt" svg:x2="346.28pt" svg:y2="82.86pt">
            <text:p text:style-name="P1"><text:span text:style-name="T1">item</text:span></text:p>
            <text:p text:style-name="P1"/>
            <text:p text:style-name="P1"/>
          </draw:line>
          <draw:line draw:z-index="1" draw:style-name="gr1" draw:text-style-name="P1" svg:x1="379.81pt" svg:y1="177.05pt" svg:x2="464.23pt" svg:y2="176.2pt">
            <text:p text:style-name="P1"><text:span text:style-name="T1">next</text:span></text:p>
            <text:p text:style-name="P1"/>
            <text:p text:style-name="P1"/>
          </draw:line>
          <draw:line draw:z-index="2" draw:style-name="gr1" draw:text-style-name="P1" svg:x1="377.26pt" svg:y1="129.97pt" svg:x2="480.25pt" svg:y2="129.97pt">
            <text:p text:style-name="P1"><text:span text:style-name="T1">next</text:span></text:p>
            <text:p text:style-name="P1"/>
            <text:p text:style-name="P1"/>
          </draw:line>
          <draw:line draw:z-index="3" draw:style-name="gr1" draw:text-style-name="P1" svg:x1="219.8pt" svg:y1="130.85pt" svg:x2="330.97pt" svg:y2="129.97pt">
            <text:p text:style-name="P1"><text:span text:style-name="T1">item</text:span></text:p>
            <text:p text:style-name="P1"/>
            <text:p text:style-name="P1"/>
          </draw:line>
          <draw:line draw:z-index="4" draw:style-name="gr1" draw:text-style-name="P1" svg:x1="221.47pt" svg:y1="175.32pt" svg:x2="330.12pt" svg:y2="174.44pt">
            <text:p text:style-name="P1"><text:span text:style-name="T1">item</text:span></text:p>
            <text:p text:style-name="P1"/>
            <text:p text:style-name="P1"/>
          </draw:line>
          <draw:line draw:z-index="5" draw:style-name="gr1" draw:text-style-name="P1" svg:x1="515.4pt" svg:y1="177.93pt" svg:x2="604.18pt" svg:y2="177.93pt">
            <text:p text:style-name="P1"><text:span text:style-name="T1">next</text:span></text:p>
            <text:p text:style-name="P1"/>
            <text:p text:style-name="P1"/>
          </draw:line>
          <draw:line draw:z-index="6" draw:style-name="gr1" draw:text-style-name="P1" svg:x1="376.67pt" svg:y1="225.04pt" svg:x2="464.23pt" svg:y2="224.16pt">
            <text:p text:style-name="P1"><text:span text:style-name="T1">next</text:span></text:p>
            <text:p text:style-name="P1"/>
            <text:p text:style-name="P1"/>
          </draw:line>
          <draw:line draw:z-index="7" draw:style-name="gr2" draw:text-style-name="P1" svg:x1="220.73pt" svg:y1="223.29pt" svg:x2="330.32pt" svg:y2="223.29pt">
            <text:p text:style-name="P1"><text:span text:style-name="T1">item</text:span></text:p>
            <text:p text:style-name="P1"/>
            <text:p text:style-name="P1"/>
          </draw:line>
          <draw:line draw:z-index="8" draw:style-name="gr1" draw:text-style-name="P1" svg:x1="515.62pt" svg:y1="225.04pt" svg:x2="603.27pt" svg:y2="225.04pt">
            <text:p text:style-name="P1"><text:span text:style-name="T1">next</text:span></text:p>
            <text:p text:style-name="P1"/>
            <text:p text:style-name="P1"/>
          </draw:line>
          <draw:line draw:z-index="9" draw:style-name="gr1" draw:text-style-name="P1" svg:x1="220.73pt" svg:y1="271.28pt" svg:x2="465.08pt" svg:y2="272.13pt">
            <text:p text:style-name="P1"><text:span text:style-name="T1"><text:s text:c="52"/></text:span><text:span text:style-name="T1">next</text:span></text:p>
            <text:p text:style-name="P1"/>
            <text:p text:style-name="P1"/>
          </draw:line>
          <draw:line draw:z-index="10" draw:style-name="gr1" draw:text-style-name="P1" svg:x1="513.89pt" svg:y1="272.15pt" svg:x2="604.94pt" svg:y2="270.4pt">
            <text:p text:style-name="P1"><text:span text:style-name="T1">next</text:span></text:p>
            <text:p text:style-name="P1"/>
            <text:p text:style-name="P1"/>
          </draw:line>
          <draw:line draw:z-index="11" draw:style-name="gr3" draw:text-style-name="P2" svg:x1="378.37pt" svg:y1="229.41pt" svg:x2="229.21pt" svg:y2="268.64pt">
            <text:p text:style-name="P1"><text:span text:style-name="T1"/></text:p>
            <text:p text:style-name="P1"/>
            <text:p text:style-name="P1"/>
          </draw:line>
          <draw:line draw:z-index="12" draw:style-name="gr1" draw:text-style-name="P1" svg:x1="380.04pt" svg:y1="317.48pt" svg:x2="477.81pt" svg:y2="319.24pt">
            <text:p text:style-name="P1"><text:span text:style-name="T1">next</text:span></text:p>
            <text:p text:style-name="P1"/>
            <text:p text:style-name="P1"/>
          </draw:line>
          <draw:line draw:z-index="13" draw:style-name="gr2" draw:text-style-name="P1" svg:x1="225.07pt" svg:y1="320.97pt" svg:x2="334.66pt" svg:y2="320.97pt">
            <text:p text:style-name="P1"><text:span text:style-name="T1">item</text:span></text:p>
            <text:p text:style-name="P1"/>
            <text:p text:style-name="P1"/>
          </draw:line>
          <draw:line draw:z-index="14" draw:style-name="gr1" draw:text-style-name="P1" svg:x1="225.84pt" svg:y1="364.59pt" svg:x2="479.45pt" svg:y2="364.56pt">
            <text:p text:style-name="P1"><text:span text:style-name="T1"><text:s text:c="52"/></text:span><text:span text:style-name="T1">item</text:span></text:p>
            <text:p text:style-name="P1"/>
            <text:p text:style-name="P1"/>
          </draw:line>
          <draw:line draw:z-index="15" draw:style-name="gr3" draw:text-style-name="P2" svg:x1="380.89pt" svg:y1="320.97pt" svg:x2="235.96pt" svg:y2="361.11pt">
            <text:p text:style-name="P1"><text:span text:style-name="T1"/></text:p>
            <text:p text:style-name="P1"/>
            <text:p text:style-name="P1"/>
          </draw:lin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4" table:number-columns-repeated="1015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>
            <text:p>hash</text:p>
          </table:table-cell>
          <table:table-cell table:style-name="ce3" office:value-type="string" calcext:value-type="string">
            <text:p>it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ty slot</text:p>
          </table:table-cell>
          <table:table-cell/>
          <table:table-cell table:style-name="ce4" office:value-type="string" calcext:value-type="string">
            <text:p>$0000</text:p>
          </table:table-cell>
          <table:table-cell table:style-name="ce5"/>
          <table:table-cell/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$0001</text:p>
          </table:table-cell>
          <table:table-cell table:style-name="ce5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inlge item</text:p>
          </table:table-cell>
          <table:table-cell/>
          <table:table-cell office:value-type="string" calcext:value-type="string">
            <text:p>...</text:p>
          </table:table-cell>
          <table:table-cell table:style-name="ce5"/>
          <table:table-cell/>
          <table:table-cell table:style-name="ce5" office:value-type="string" calcext:value-type="string">
            <text:p>item <text:s text:c="2"/>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5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Hash conflict</text:p>
          </table:table-cell>
          <table:table-cell table:number-columns-repeated="2"/>
          <table:table-cell table:style-name="ce5"/>
          <table:table-cell/>
          <table:table-cell table:style-name="ce5" office:value-type="string" calcext:value-type="string">
            <text:p>item <text:s text:c="2"/></text:p>
          </table:table-cell>
          <table:table-cell/>
          <table:table-cell table:style-name="ce5" office:value-type="string" calcext:value-type="string">
            <text:p>item <text:s text:c="2"/>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office:value-type="string" calcext:value-type="string">
            <text:p>Deleting item</text:p>
          </table:table-cell>
          <table:table-cell table:number-columns-repeated="2"/>
          <table:table-cell table:style-name="ce5"/>
          <table:table-cell/>
          <table:table-cell table:style-name="ce6" office:value-type="string" calcext:value-type="string">
            <text:p>item <text:s text:c="2"/></text:p>
          </table:table-cell>
          <table:table-cell/>
          <table:table-cell table:style-name="ce5" office:value-type="string" calcext:value-type="string">
            <text:p>item <text:s text:c="2"/>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office:value-type="string" calcext:value-type="string">
            <text:p>Item deleted</text:p>
          </table:table-cell>
          <table:table-cell table:number-columns-repeated="2"/>
          <table:table-cell table:style-name="ce5"/>
          <table:table-cell/>
          <table:table-cell table:style-name="ce7"/>
          <table:table-cell/>
          <table:table-cell table:style-name="ce5" office:value-type="string" calcext:value-type="string">
            <text:p>item <text:s text:c="2"/>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/>
          <table:table-cell/>
          <table:table-cell table:style-name="ce8"/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Deleting single</text:p>
          </table:table-cell>
          <table:table-cell table:number-columns-repeated="2"/>
          <table:table-cell table:style-name="ce5"/>
          <table:table-cell/>
          <table:table-cell table:style-name="ce6" office:value-type="string" calcext:value-type="string">
            <text:p>item <text:s text:c="2"/>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5"/>
          <table:table-cell/>
          <table:table-cell table:style-name="ce8"/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ingle deleted</text:p>
          </table:table-cell>
          <table:table-cell/>
          <table:table-cell office:value-type="string" calcext:value-type="string">
            <text:p>...</text:p>
          </table:table-cell>
          <table:table-cell table:style-name="ce5"/>
          <table:table-cell/>
          <table:table-cell table:style-name="ce7"/>
          <table:table-cell/>
          <table:table-cell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$FFFE</text:p>
          </table:table-cell>
          <table:table-cell table:style-name="ce5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$FFFF</text:p>
          </table:table-cell>
          <table:table-cell table:style-name="ce5"/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1.45pt" draw:dots2="1" draw:dots2-length="1.45pt" draw:distance="1.45p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18:00:26.02528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7:22:10.514684000</meta:creation-date>
    <dc:date>2017-02-20T18:01:13.429640000</dc:date>
    <meta:editing-duration>PT12M56S</meta:editing-duration>
    <meta:editing-cycles>3</meta:editing-cycles>
    <meta:generator>LibreOffice_Vanilla/5.2.3.5$MacOSX_X86_64 LibreOffice_project/83adc9c35c74e0badc710d981405858b1179a327</meta:generator>
    <meta:document-statistic meta:table-count="1" meta:cell-count="29" meta:object-count="16"/>
  </office:meta>
</office:document-meta>
</file>